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82a" officeooo:paragraph-rsid="0009982a"/>
    </style:style>
    <style:style style:name="P2" style:family="paragraph" style:parent-style-name="Standard">
      <style:text-properties officeooo:rsid="000b39cd" officeooo:paragraph-rsid="000b39cd"/>
    </style:style>
    <style:style style:name="P3" style:family="paragraph" style:parent-style-name="Standard">
      <style:text-properties officeooo:rsid="000e5498" officeooo:paragraph-rsid="000e5498"/>
    </style:style>
    <style:style style:name="P4" style:family="paragraph" style:parent-style-name="Standard">
      <style:text-properties officeooo:paragraph-rsid="000e5498"/>
    </style:style>
    <style:style style:name="P5" style:family="paragraph" style:parent-style-name="Standard">
      <style:text-properties officeooo:rsid="000e6878" officeooo:paragraph-rsid="000e6878"/>
    </style:style>
    <style:style style:name="P6" style:family="paragraph" style:parent-style-name="Standard">
      <style:text-properties officeooo:rsid="000f1779" officeooo:paragraph-rsid="000f1779"/>
    </style:style>
    <style:style style:name="P7" style:family="paragraph" style:parent-style-name="Standard">
      <style:text-properties officeooo:rsid="001104a0" officeooo:paragraph-rsid="001104a0"/>
    </style:style>
    <style:style style:name="T1" style:family="text">
      <style:text-properties officeooo:rsid="000e54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</text:p>
      <text:p text:style-name="P1">a_ v</text:p>
      <text:p text:style-name="P1">b_ v</text:p>
      <text:p text:style-name="P1">c_ v</text:p>
      <text:p text:style-name="P1">d_ f</text:p>
      <text:p text:style-name="P1">e_ f</text:p>
      <text:p text:style-name="P1">f_ v</text:p>
      <text:p text:style-name="P1">g_ v</text:p>
      <text:p text:style-name="P1"/>
      <text:p text:style-name="P2">10</text:p>
      <text:p text:style-name="P2"/>
      <text:p text:style-name="P2">A_ the data doesn’t make <text:s/>sense</text:p>
      <text:p text:style-name="P2"/>
      <text:p text:style-name="P2">14</text:p>
      <text:p text:style-name="P2"/>
      <text:p text:style-name="P2">a_ very good</text:p>
      <text:p text:style-name="P2"/>
      <text:p text:style-name="P2">15</text:p>
      <text:p text:style-name="P2"/>
      <text:p text:style-name="P2">a_very good and excellent</text:p>
      <text:p text:style-name="P2"/>
      <text:p text:style-name="P3">200</text:p>
      <text:p text:style-name="P3">10</text:p>
      <text:p text:style-name="P4"><text:span text:style-name="T1">a_ en este caso a partir del segundo if, es reemplazado todo por el else if y finalmente else, quedando como secuencia if, else if, else if, else if, else.</text:span></text:p>
      <text:p text:style-name="P4"/>
      <text:p text:style-name="P4"/>
      <text:p text:style-name="P5">1)</text:p>
      <text:p text:style-name="P5"/>
      <text:p text:style-name="P5">#include &lt;iostream&gt;</text:p>
      <text:p text:style-name="P5"/>
      <text:p text:style-name="P5">using namespace std;</text:p>
      <text:p text:style-name="P5"/>
      <text:p text:style-name="P5">int main()</text:p>
      <text:p text:style-name="P5">{</text:p>
      <text:p text:style-name="P5"><text:s text:c="4"/>cout&lt;&lt;"Ingrese un numero para determinar la base: ";</text:p>
      <text:p text:style-name="P5"><text:s text:c="4"/>int base;</text:p>
      <text:p text:style-name="P5"><text:s text:c="4"/>cin&gt;&gt;base;</text:p>
      <text:p text:style-name="P5"><text:s text:c="4"/>cout&lt;&lt;"El numero ingresado fué: "&lt;&lt;base&lt;&lt; endl;</text:p>
      <text:p text:style-name="P5"><text:s text:c="4"/></text:p>
      <text:p text:style-name="P5"><text:s text:c="4"/>cout&lt;&lt;"Ingrese un numero para determinar la altura: ";</text:p>
      <text:p text:style-name="P5"><text:s text:c="4"/>int altura;</text:p>
      <text:p text:style-name="P5"><text:s text:c="4"/>cin&gt;&gt;altura;</text:p>
      <text:p text:style-name="P5"><text:s text:c="4"/>cout&lt;&lt;"El numero ingresado fué: "&lt;&lt;altura&lt;&lt; endl;</text:p>
      <text:p text:style-name="P5"><text:s text:c="4"/></text:p>
      <text:p text:style-name="P5"><text:s text:c="4"/>int suma= (base*altura)/2;</text:p>
      <text:p text:style-name="P5"><text:s text:c="4"/></text:p>
      <text:p text:style-name="P5"><text:s text:c="4"/>cout&lt;&lt;"El resultado del area es: "&lt;&lt;suma&lt;&lt; endl;</text:p>
      <text:p text:style-name="P5"><text:s text:c="4"/></text:p>
      <text:p text:style-name="P5"><text:s text:c="4"/></text:p>
      <text:p text:style-name="P5"/>
      <text:p text:style-name="P5"><text:s text:c="4"/>return 0;</text:p>
      <text:p text:style-name="P5"><text:soft-page-break/>}</text:p>
      <text:p text:style-name="P5"/>
      <text:p text:style-name="P5">2)</text:p>
      <text:p text:style-name="P5">#include &lt;iostream&gt;</text:p>
      <text:p text:style-name="P5"/>
      <text:p text:style-name="P5">using namespace std;</text:p>
      <text:p text:style-name="P5"/>
      <text:p text:style-name="P5">int main()</text:p>
      <text:p text:style-name="P5">{</text:p>
      <text:p text:style-name="P5"><text:s text:c="4"/>cout&lt;&lt;"Ingrese un numero: ";</text:p>
      <text:p text:style-name="P5"><text:s text:c="4"/>int n1;</text:p>
      <text:p text:style-name="P5"><text:s text:c="4"/>cin&gt;&gt;n1;</text:p>
      <text:p text:style-name="P5"><text:s text:c="4"/>cout&lt;&lt;"El numero ingresado fué: "&lt;&lt;n1&lt;&lt; endl;</text:p>
      <text:p text:style-name="P5"><text:s text:c="4"/></text:p>
      <text:p text:style-name="P5"><text:s text:c="4"/>cout&lt;&lt;"Ingrese otro numero: ";</text:p>
      <text:p text:style-name="P5"><text:s text:c="4"/>int n2;</text:p>
      <text:p text:style-name="P5"><text:s text:c="4"/>cin&gt;&gt;n2;</text:p>
      <text:p text:style-name="P5"><text:s text:c="4"/>cout&lt;&lt;"El numero ingresado fué: "&lt;&lt;n2&lt;&lt; endl;</text:p>
      <text:p text:style-name="P5"><text:s text:c="4"/></text:p>
      <text:p text:style-name="P5"><text:s text:c="4"/>int suma= (n1+n2);</text:p>
      <text:p text:style-name="P5"><text:s text:c="4"/>int resta=(n1-n2);</text:p>
      <text:p text:style-name="P5"><text:s text:c="4"/>int division=(n1/n2);</text:p>
      <text:p text:style-name="P5"><text:s text:c="4"/>int multiplicacion=(n1*n2);</text:p>
      <text:p text:style-name="P5"><text:s text:c="4"/></text:p>
      <text:p text:style-name="P5"><text:s text:c="4"/>cout&lt;&lt;"El resultado de la suma es: "&lt;&lt;suma&lt;&lt; endl;</text:p>
      <text:p text:style-name="P5"><text:s text:c="4"/></text:p>
      <text:p text:style-name="P5"><text:s text:c="4"/>cout&lt;&lt;"El resultado de la resta es: "&lt;&lt;resta&lt;&lt; endl;</text:p>
      <text:p text:style-name="P5"><text:s text:c="4"/>cout&lt;&lt;"El resultado de la division es: "&lt;&lt;division&lt;&lt; endl;</text:p>
      <text:p text:style-name="P5"><text:s text:c="4"/>cout&lt;&lt;"El resultado de la multiplicacion es: "&lt;&lt;multiplicacion&lt;&lt; endl;</text:p>
      <text:p text:style-name="P5"/>
      <text:p text:style-name="P5"><text:s text:c="4"/>return 0;</text:p>
      <text:p text:style-name="P5">}</text:p>
      <text:p text:style-name="P5"/>
      <text:p text:style-name="P5">3)</text:p>
      <text:p text:style-name="P5"/>
      <text:p text:style-name="P5">#include &lt;iostream&gt;</text:p>
      <text:p text:style-name="P5"/>
      <text:p text:style-name="P5">using namespace std;</text:p>
      <text:p text:style-name="P5"/>
      <text:p text:style-name="P5">int main()</text:p>
      <text:p text:style-name="P5">{</text:p>
      <text:p text:style-name="P5"><text:s text:c="4"/>cout&lt;&lt;"Ingrese un numero: ";</text:p>
      <text:p text:style-name="P5"><text:s text:c="4"/>int n1;</text:p>
      <text:p text:style-name="P5"><text:s text:c="4"/>cin&gt;&gt;n1;</text:p>
      <text:p text:style-name="P5"><text:s text:c="4"/>cout&lt;&lt;"El numero ingresado fué: "&lt;&lt;n1&lt;&lt; endl;</text:p>
      <text:p text:style-name="P5"><text:s text:c="4"/></text:p>
      <text:p text:style-name="P5"><text:s text:c="4"/>cout&lt;&lt;"Ingrese otro numero: ";</text:p>
      <text:p text:style-name="P5"><text:s text:c="4"/>int n2;</text:p>
      <text:p text:style-name="P5"><text:s text:c="4"/>cin&gt;&gt;n2;</text:p>
      <text:p text:style-name="P5"><text:s text:c="4"/>cout&lt;&lt;"El numero ingresado fué: "&lt;&lt;n2&lt;&lt; endl;</text:p>
      <text:p text:style-name="P5"><text:s text:c="4"/></text:p>
      <text:p text:style-name="P5"><text:s text:c="4"/>if(n2==0){</text:p>
      <text:p text:style-name="P5"><text:soft-page-break/><text:s text:c="8"/></text:p>
      <text:p text:style-name="P5"><text:s text:c="5"/>cout&lt;&lt;"ERROR"&lt;&lt;endl;</text:p>
      <text:p text:style-name="P5"><text:s text:c="5"/></text:p>
      <text:p text:style-name="P5"><text:s text:c="5"/>}else if(n2!=0){</text:p>
      <text:p text:style-name="P5"><text:s text:c="9"/>int division=n1/n2;</text:p>
      <text:p text:style-name="P5"><text:s text:c="9"/>cout&lt;&lt;"El resultado es: "&lt;&lt;division&lt;&lt;endl;</text:p>
      <text:p text:style-name="P5"><text:s text:c="5"/>}</text:p>
      <text:p text:style-name="P5"><text:s text:c="4"/></text:p>
      <text:p text:style-name="P5"><text:s text:c="4"/></text:p>
      <text:p text:style-name="P5"><text:s text:c="2"/></text:p>
      <text:p text:style-name="P5"/>
      <text:p text:style-name="P5"><text:s text:c="4"/>return 0;</text:p>
      <text:p text:style-name="P5">}</text:p>
      <text:p text:style-name="P5"/>
      <text:p text:style-name="P6">4)</text:p>
      <text:p text:style-name="P6"/>
      <text:p text:style-name="P6">#include &lt;iostream&gt;</text:p>
      <text:p text:style-name="P6"/>
      <text:p text:style-name="P6">using namespace std;</text:p>
      <text:p text:style-name="P6"/>
      <text:p text:style-name="P6">int main()</text:p>
      <text:p text:style-name="P6">{</text:p>
      <text:p text:style-name="P6"><text:s text:c="4"/>cout&lt;&lt;"Ingrese la cantidad de libros que el cliente comprará: ";</text:p>
      <text:p text:style-name="P6"><text:s text:c="4"/>int n1;</text:p>
      <text:p text:style-name="P6"><text:s text:c="4"/>cin&gt;&gt;n1;</text:p>
      <text:p text:style-name="P6"><text:s text:c="4"/>cout&lt;&lt;"El cantidad ingresada fué: "&lt;&lt;n1&lt;&lt; endl;</text:p>
      <text:p text:style-name="P6"><text:s text:c="4"/></text:p>
      <text:p text:style-name="P6"><text:s text:c="4"/></text:p>
      <text:p text:style-name="P6"><text:s text:c="4"/>if(n1&gt;=5){</text:p>
      <text:p text:style-name="P6"><text:s text:c="8"/></text:p>
      <text:p text:style-name="P6"><text:s text:c="5"/>int multiplicacion=(250*n1); <text:s/></text:p>
      <text:p text:style-name="P6"><text:s text:c="5"/>cout&lt;&lt;"El monto a pagar es: "&lt;&lt;multiplicacion&lt;&lt;endl;</text:p>
      <text:p text:style-name="P6"><text:s text:c="5"/></text:p>
      <text:p text:style-name="P6"><text:s text:c="5"/>}else if(n1&lt;=4){</text:p>
      <text:p text:style-name="P6"><text:s text:c="9"/>int multiplicacion=(300*n1);</text:p>
      <text:p text:style-name="P6"><text:s text:c="9"/>cout&lt;&lt;"El monto a pagar es: "&lt;&lt;multiplicacion&lt;&lt;endl;</text:p>
      <text:p text:style-name="P6"><text:s text:c="5"/>}</text:p>
      <text:p text:style-name="P6"><text:s text:c="4"/></text:p>
      <text:p text:style-name="P6"><text:s text:c="4"/></text:p>
      <text:p text:style-name="P6"><text:s text:c="2"/></text:p>
      <text:p text:style-name="P6"/>
      <text:p text:style-name="P6"><text:s text:c="4"/>return 0;</text:p>
      <text:p text:style-name="P6">}</text:p>
      <text:p text:style-name="P6"/>
      <text:p text:style-name="P7">5)</text:p>
      <text:p text:style-name="P7"/>
      <text:p text:style-name="P7"/>
      <text:p text:style-name="P7">#include &lt;iostream&gt;</text:p>
      <text:p text:style-name="P7"/>
      <text:p text:style-name="P7">using namespace std;</text:p>
      <text:p text:style-name="P7"/>
      <text:p text:style-name="P7">int main()</text:p>
      <text:p text:style-name="P7"><text:soft-page-break/>{</text:p>
      <text:p text:style-name="P7"><text:s text:c="4"/>cout&lt;&lt;"Ingrese un número: ";</text:p>
      <text:p text:style-name="P7"><text:s text:c="4"/>int n1;</text:p>
      <text:p text:style-name="P7"><text:s text:c="4"/>cin&gt;&gt;n1;</text:p>
      <text:p text:style-name="P7"><text:s text:c="4"/>cout&lt;&lt;"El numero ingresado fué: "&lt;&lt;n1&lt;&lt; endl;</text:p>
      <text:p text:style-name="P7"><text:s text:c="4"/></text:p>
      <text:p text:style-name="P7"/>
      <text:p text:style-name="P7"><text:s text:c="4"/>if(n1/2==0){</text:p>
      <text:p text:style-name="P7"><text:s text:c="8"/></text:p>
      <text:p text:style-name="P7"><text:s text:c="5"/>cout&lt;&lt;"El número es par"&lt;&lt;endl;</text:p>
      <text:p text:style-name="P7"><text:s text:c="5"/></text:p>
      <text:p text:style-name="P7"><text:s text:c="5"/>}else{</text:p>
      <text:p text:style-name="P7"><text:s text:c="8"/></text:p>
      <text:p text:style-name="P7"><text:s text:c="9"/>cout&lt;&lt;"El número es impar "&lt;&lt;endl;</text:p>
      <text:p text:style-name="P7"><text:s text:c="5"/>}</text:p>
      <text:p text:style-name="P7"><text:s text:c="4"/></text:p>
      <text:p text:style-name="P7"><text:s text:c="4"/></text:p>
      <text:p text:style-name="P7"/>
      <text:p text:style-name="P7"><text:s text:c="4"/>return 0;</text:p>
      <text:p text:style-name="P7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08:22:32.071916511</meta:creation-date>
    <dc:date>2022-03-22T10:15:19.285368391</dc:date>
    <meta:editing-duration>PT11M3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41" meta:word-count="335" meta:character-count="2582" meta:non-whitespace-character-count="1930"/>
  </office:meta>
</office:document-meta>
</file>